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border-top="none" fo:border-left="none" fo:border-bottom="0.0104in solid #000000" fo:border-right="none" fo:padding-top="0in" fo:padding-left="0in" fo:padding-bottom="0.0138in" fo:padding-right="0in" style:shadow="non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Virtual Reality (VR)</text:span><text:span text:style-name="T3">:</text:span><text:span text:style-name="T4"><text:s/></text:span>is a technology that creates a 3D world where you can look around, move, and interact as if you're really there.</text:p>
      <text:p text:style-name="P5"><text:span text:style-name="T6">Augmented Reality:</text:span><text:s/>means integration of digital information with the user’s environment in real time is called augmented reality.</text:p>
      <text:p text:style-name="P7">Literature Review:</text:p>
      <text:p text:style-name="P8"/>
      <text:p text:style-name="Normal"><text:span text:style-name="T9">DAE:</text:span><text:s/>remove the noise from the data by learning to reconstruct the original data from a corrupted version.</text:p>
      <text:p text:style-name="Normal"><text:span text:style-name="T10">Bidirectional RNN</text:span><text:span text:style-name="T11">:<text:s/></text:span>Means connect two hidden layers are opposite direction of the same output.</text:p>
      <text:p text:style-name="Normal"><text:span text:style-name="T12">Auto</text:span><text:span text:style-name="T13">en</text:span><text:span text:style-name="T14">coder</text:span>: type of ANN used to learn efficient of unlabeled data.</text:p>
      <text:p text:style-name="Normal"><text:span text:style-name="T15">Incremented Learning:</text:span><text:s/>Means machine learning model where AI models keep learning new thing with out learning what is already knows.</text:p>
      <text:p text:style-name="P16"><text:span text:style-name="T17">DAO</text:span><text:span text:style-name="T18">:</text:span><text:s/>new type of organization that use blockchain technology to enables a decentralized, autonomous and transparent.</text:p>
      <text:p text:style-name="Normal"><text:s/><text:span text:style-name="T19">Application:</text:span><text:span text:style-name="T20"><text:s/></text:span>Virtual<text:s/>consolation, Medical Training, Remote surgeries</text:p>
      <text:p text:style-name="Normal"><text:span text:style-name="T21">Challenges:</text:span><text:s/>Data Privacy and Security, High costs, technological Imitations</text:p>
      <text:p text:style-name="Normal"><text:span text:style-name="T22">Benefits</text:span><text:span text:style-name="T23">:<text:s/></text:span>Improved training, Personalized care, Increased Accessibility</text:p>
      <text:p text:style-name="Normal"/>
      <text:p text:style-name="Normal"/>
      <text:p text:style-name="Normal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v Jethva</meta:initial-creator>
    <dc:creator>Dev Jethva</dc:creator>
    <meta:creation-date>2024-09-19T09:05:00Z</meta:creation-date>
    <dc:date>2024-09-19T09:30:00Z</dc:date>
    <meta:template xlink:href="Normal" xlink:type="simple"/>
    <meta:editing-cycles>3</meta:editing-cycles>
    <meta:editing-duration>PT1500S</meta:editing-duration>
    <meta:document-statistic meta:page-count="1" meta:paragraph-count="2" meta:word-count="152" meta:character-count="1023" meta:row-count="7" meta:non-whitespace-character-count="873"/>
  </office:meta>
</office:document-meta>
</file>